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9e10" officeooo:paragraph-rsid="00359e10" style:font-weight-asian="bold" style:font-weight-complex="bold"/>
    </style:style>
    <style:style style:name="P15" style:family="paragraph" style:parent-style-name="Standard">
      <style:text-properties fo:font-weight="bold" officeooo:rsid="0036b2c5" officeooo:paragraph-rsid="0036b2c5" style:font-weight-asian="bold" style:font-weight-complex="bold"/>
    </style:style>
    <style:style style:name="P16" style:family="paragraph" style:parent-style-name="Standard">
      <style:text-properties fo:font-weight="bold" officeooo:rsid="00378966" officeooo:paragraph-rsid="00378966" style:font-weight-asian="bold" style:font-weight-complex="bold"/>
    </style:style>
    <style:style style:name="P17" style:family="paragraph" style:parent-style-name="Standard">
      <style:text-properties fo:font-weight="bold" officeooo:rsid="003861cd" officeooo:paragraph-rsid="003861cd" style:font-weight-asian="bold" style:font-weight-complex="bold"/>
    </style:style>
    <style:style style:name="P18" style:family="paragraph" style:parent-style-name="Standard">
      <style:text-properties fo:font-weight="bold" officeooo:rsid="003a8c43" officeooo:paragraph-rsid="003a8c43" style:font-weight-asian="bold" style:font-weight-complex="bold"/>
    </style:style>
    <style:style style:name="P19" style:family="paragraph" style:parent-style-name="Standard">
      <style:text-properties fo:font-weight="bold" officeooo:rsid="003bb639" officeooo:paragraph-rsid="003bb639" style:font-weight-asian="bold" style:font-weight-complex="bold"/>
    </style:style>
    <style:style style:name="P20" style:family="paragraph" style:parent-style-name="Standard">
      <style:text-properties officeooo:paragraph-rsid="00227ad6"/>
    </style:style>
    <style:style style:name="P21" style:family="paragraph" style:parent-style-name="Standard">
      <style:text-properties officeooo:paragraph-rsid="002431ac"/>
    </style:style>
    <style:style style:name="P22" style:family="paragraph" style:parent-style-name="Standard">
      <style:text-properties officeooo:rsid="0024d1d8" officeooo:paragraph-rsid="0024d1d8"/>
    </style:style>
    <style:style style:name="P23" style:family="paragraph" style:parent-style-name="Standard">
      <style:text-properties fo:font-weight="normal" officeooo:rsid="0025729e" officeooo:paragraph-rsid="0025729e" style:font-weight-asian="normal" style:font-weight-complex="normal"/>
    </style:style>
    <style:style style:name="P24" style:family="paragraph" style:parent-style-name="Standard">
      <style:text-properties fo:font-weight="normal" officeooo:rsid="002609ce" officeooo:paragraph-rsid="002609ce" style:font-weight-asian="normal" style:font-weight-complex="normal"/>
    </style:style>
    <style:style style:name="P25" style:family="paragraph" style:parent-style-name="Standard">
      <style:text-properties fo:font-weight="normal" officeooo:rsid="00407461" officeooo:paragraph-rsid="00407461" style:font-weight-asian="normal" style:font-weight-complex="normal"/>
    </style:style>
    <style:style style:name="P26"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27"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28" style:family="paragraph" style:parent-style-name="Standard">
      <style:text-properties style:font-name="Liberation Sans1" fo:font-size="10pt" officeooo:paragraph-rsid="00227ad6" style:font-size-asian="10pt" style:font-size-complex="10pt"/>
    </style:style>
    <style:style style:name="P29" style:family="paragraph" style:parent-style-name="Standard">
      <style:text-properties style:font-name="Liberation Sans1" fo:font-size="10pt" officeooo:rsid="0024d1d8" officeooo:paragraph-rsid="0024d1d8" style:font-size-asian="10pt" style:font-size-complex="10pt"/>
    </style:style>
    <style:style style:name="P30" style:family="paragraph" style:parent-style-name="Standard">
      <style:text-properties style:font-name="Liberation Sans1" fo:font-size="10pt" officeooo:rsid="0031adf9" officeooo:paragraph-rsid="00324a74" style:font-size-asian="10pt" style:font-size-complex="10pt"/>
    </style:style>
    <style:style style:name="P31" style:family="paragraph" style:parent-style-name="Standard">
      <style:text-properties style:font-name="Liberation Sans1" fo:font-size="10pt" officeooo:rsid="00415a49" officeooo:paragraph-rsid="00415a49" style:font-size-asian="10pt" style:font-size-complex="10pt"/>
    </style:style>
    <style:style style:name="P32" style:family="paragraph" style:parent-style-name="Standard">
      <style:text-properties style:font-name="Liberation Sans1" fo:font-size="10pt" officeooo:rsid="0030f1af" officeooo:paragraph-rsid="0030f1af" style:font-size-asian="10pt" style:font-size-complex="10pt"/>
    </style:style>
    <style:style style:name="P33" style:family="paragraph" style:parent-style-name="Standard">
      <style:text-properties style:font-name="Liberation Sans1" fo:font-size="10pt" officeooo:rsid="00469a55" officeooo:paragraph-rsid="00469a55" style:font-size-asian="10pt" style:font-size-complex="10pt"/>
    </style:style>
    <style:style style:name="P34" style:family="paragraph" style:parent-style-name="Standard">
      <style:text-properties officeooo:paragraph-rsid="00324a74"/>
    </style:style>
    <style:style style:name="P35" style:family="paragraph" style:parent-style-name="Standard">
      <style:text-properties officeooo:paragraph-rsid="003324d7"/>
    </style:style>
    <style:style style:name="P36" style:family="paragraph" style:parent-style-name="Standard">
      <style:text-properties fo:color="#f29400" fo:font-weight="bold" officeooo:rsid="002d4701" officeooo:paragraph-rsid="002d4701" style:font-weight-asian="bold" style:font-weight-complex="bold"/>
    </style:style>
    <style:style style:name="P37" style:family="paragraph" style:parent-style-name="Standard">
      <style:text-properties fo:color="#f29400" fo:font-weight="bold" officeooo:rsid="002f2b07" officeooo:paragraph-rsid="002d4701" style:font-weight-asian="bold" style:font-weight-complex="bold"/>
    </style:style>
    <style:style style:name="P38" style:family="paragraph" style:parent-style-name="Standard">
      <style:text-properties style:font-name="Liberation Sans1" fo:font-size="10pt" officeooo:rsid="00469a55" officeooo:paragraph-rsid="0024d1d8" style:font-size-asian="10pt" style:font-size-complex="10pt"/>
    </style:style>
    <style:style style:name="P39" style:family="paragraph" style:parent-style-name="Standard">
      <style:text-properties fo:font-weight="bold" officeooo:rsid="0035009f" officeooo:paragraph-rsid="0035009f" style:font-weight-asian="bold" style:font-weight-complex="bold"/>
    </style:style>
    <style:style style:name="P40" style:family="paragraph" style:parent-style-name="Standard">
      <style:text-properties officeooo:rsid="004bbd70" officeooo:paragraph-rsid="004bbd70"/>
    </style:style>
    <style:style style:name="P41"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5729e" style:font-size-asian="10pt" style:font-size-complex="10pt"/>
    </style:style>
    <style:style style:name="T3" style:family="text">
      <style:text-properties style:font-name="Liberation Sans1" fo:font-size="10pt" officeooo:rsid="002609ce" style:font-size-asian="10pt" style:font-size-complex="10pt"/>
    </style:style>
    <style:style style:name="T4" style:family="text">
      <style:text-properties style:font-name="Liberation Sans1" fo:font-size="10pt" officeooo:rsid="002715f0" style:font-size-asian="10pt" style:font-size-complex="10pt"/>
    </style:style>
    <style:style style:name="T5" style:family="text">
      <style:text-properties style:font-name="Liberation Sans1" fo:font-size="10pt" officeooo:rsid="00324a74" style:font-size-asian="10pt" style:font-size-complex="10pt"/>
    </style:style>
    <style:style style:name="T6" style:family="text">
      <style:text-properties style:font-name="Liberation Sans1" fo:font-size="10pt" officeooo:rsid="00331eb8" style:font-size-asian="10pt" style:font-size-complex="10pt"/>
    </style:style>
    <style:style style:name="T7" style:family="text">
      <style:text-properties style:font-name="Liberation Sans1" fo:font-size="10pt" officeooo:rsid="003324d7" style:font-size-asian="10pt" style:font-size-complex="10pt"/>
    </style:style>
    <style:style style:name="T8" style:family="text">
      <style:text-properties style:font-name="Liberation Sans1" fo:font-size="10pt" officeooo:rsid="0040cbf2" style:font-size-asian="10pt" style:font-size-complex="10pt"/>
    </style:style>
    <style:style style:name="T9" style:family="text">
      <style:text-properties style:font-name="Liberation Sans1" fo:font-size="10pt" officeooo:rsid="0042af0f" style:font-size-asian="10pt" style:font-size-complex="10pt"/>
    </style:style>
    <style:style style:name="T10" style:family="text">
      <style:text-properties style:font-name="Liberation Sans1" fo:font-size="10pt" officeooo:rsid="0049c8e2" style:font-size-asian="10pt" style:font-size-complex="10pt"/>
    </style:style>
    <style:style style:name="T11" style:family="text">
      <style:text-properties style:font-name="Liberation Sans1" fo:font-size="10pt" fo:font-weight="bold" officeooo:rsid="00207f6f" style:font-size-asian="10pt" style:font-weight-asian="bold" style:font-size-complex="10pt" style:font-weight-complex="bold"/>
    </style:style>
    <style:style style:name="T12" style:family="text">
      <style:text-properties fo:font-weight="bold" style:font-weight-asian="bold" style:font-weight-complex="bold"/>
    </style:style>
    <style:style style:name="T13" style:family="text">
      <style:text-properties fo:font-weight="bold" officeooo:rsid="00207f6f" style:font-weight-asian="bold" style:font-weight-complex="bold"/>
    </style:style>
    <style:style style:name="T14" style:family="text">
      <style:text-properties fo:font-weight="bold" officeooo:rsid="00227ad6" style:font-weight-asian="bold" style:font-weight-complex="bold"/>
    </style:style>
    <style:style style:name="T15" style:family="text">
      <style:text-properties fo:font-weight="bold" officeooo:rsid="002431ac" style:font-weight-asian="bold" style:font-weight-complex="bold"/>
    </style:style>
    <style:style style:name="T16" style:family="text">
      <style:text-properties fo:font-weight="bold" officeooo:rsid="002c78ef" style:font-weight-asian="bold" style:font-weight-complex="bold"/>
    </style:style>
    <style:style style:name="T17" style:family="text">
      <style:text-properties fo:font-weight="bold" officeooo:rsid="003324d7" style:font-weight-asian="bold" style:font-weight-complex="bold"/>
    </style:style>
    <style:style style:name="T18" style:family="text">
      <style:text-properties fo:font-weight="bold" officeooo:rsid="003c4b48" style:font-weight-asian="bold" style:font-weight-complex="bold"/>
    </style:style>
    <style:style style:name="T19" style:family="text">
      <style:text-properties officeooo:rsid="00227ad6"/>
    </style:style>
    <style:style style:name="T20" style:family="text">
      <style:text-properties officeooo:rsid="002a8833"/>
    </style:style>
    <style:style style:name="T21" style:family="text">
      <style:text-properties fo:color="#f29400"/>
    </style:style>
    <style:style style:name="T22" style:family="text">
      <style:text-properties fo:color="#f29400" officeooo:rsid="002f2b07"/>
    </style:style>
    <style:style style:name="T23" style:family="text">
      <style:text-properties officeooo:rsid="00346657"/>
    </style:style>
    <style:style style:name="T24" style:family="text">
      <style:text-properties officeooo:rsid="003524bf"/>
    </style:style>
    <style:style style:name="T25" style:family="text">
      <style:text-properties officeooo:rsid="00378966"/>
    </style:style>
    <style:style style:name="T26" style:family="text">
      <style:text-properties officeooo:rsid="003861cd"/>
    </style:style>
    <style:style style:name="T27" style:family="text">
      <style:text-properties officeooo:rsid="003a1f84"/>
    </style:style>
    <style:style style:name="T28" style:family="text">
      <style:text-properties officeooo:rsid="003a8c43"/>
    </style:style>
    <style:style style:name="T29" style:family="text">
      <style:text-properties officeooo:rsid="003bb639"/>
    </style:style>
    <style:style style:name="T30" style:family="text">
      <style:text-properties officeooo:rsid="003cfd7e"/>
    </style:style>
    <style:style style:name="T31" style:family="text">
      <style:text-properties officeooo:rsid="0042c2f0"/>
    </style:style>
    <style:style style:name="T32" style:family="text">
      <style:text-properties officeooo:rsid="00444f85"/>
    </style:style>
    <style:style style:name="T33" style:family="text">
      <style:text-properties officeooo:rsid="0045679c"/>
    </style:style>
    <style:style style:name="T34" style:family="text">
      <style:text-properties officeooo:rsid="00469a55"/>
    </style:style>
    <style:style style:name="T35" style:family="text">
      <style:text-properties officeooo:rsid="004e3f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 </text:span><text:span text:style-name="T14">Slide1:</text:span><text:span text:style-name="T19"> </text:span><text:span text:style-name="T14">Title, </text:span><text:span text:style-name="T16">Intro</text:span></text:p>
      <text:p text:style-name="P1"/>
      <text:p text:style-name="P4">- Slide<text:span text:style-name="T19">2:</text:span> <text:span text:style-name="T19">Pickup Ions</text:span></text:p>
      <text:p text:style-name="P4"/>
      <text:p text:style-name="P36">I start with a brief introduction about Interstellar PUIs</text:p>
      <text:p text:style-name="P6"><text:span text:style-name="T21">Interstellar PUIs are former neutrals from the interstellar medium that enter the heliosphere where they become ionized, </text:span><text:span text:style-name="T22">e.g. by electromagnetic radiation. As soon as they are ionized they are influenced by the solar electromagnetic field and they are picked up by the local magnetic field which carries the ion with it.</text:span></text:p>
      <text:p text:style-name="P37"/>
      <text:p text:style-name="P37"/>
      <text:p text:style-name="P25"><text:span text:style-name="T1">On the right we can see the spectra of three different species of PUI by Gloeckler et al. Measured by Ulysses SWICS. Shown is the PSD against the quantity w, which is the ion speed divided by the solar wind sped. For hydrogen and two times ionized helium we can clearly see the solar wind bulk at w=1. On the right hand side follow the PUI spectra which are characterized by a plateau and a sharp cut-off at twice the solar wind speed. For singly charged helium we can obsrve the pure PUI spectrum as we dont have a solar wind bulk here. </text:span><text:span text:style-name="T8">Also, He+ is the most abundant PUI near 1 AU, which makes it a perfect candidate for our analysis.</text:span></text:p>
      <text:p text:style-name="P1"/>
      <text:p text:style-name="P20"><text:span text:style-name="T13">- Slide</text:span><text:span text:style-name="T14">3: </text:span><text:span text:style-name="T13"><text:s/></text:span><text:span text:style-name="T14">PUI Velocity Distribution Function</text:span></text:p>
      <text:p text:style-name="P28"/>
      <text:p text:style-name="P32">To understand these spectra of the PUIs we now take a closer look into the pick-up process.</text:p>
      <text:p text:style-name="P32"/>
      <text:p text:style-name="P33">Here we have a freshly ionized ion, which we assume to be at rest and the magnetic field moving with the solar wind. So there is a relative velocity of the solar wind speed between the magnetic field and the ion</text:p>
      <text:p text:style-name="P38">Thus, the PUI starts gyrating around the magnetic field line due to the Lorentz force. So, for a resting observer we see the particle moving with a velocity between zero and 2*vsw depending on the gyro phase.</text:p>
      <text:p text:style-name="P29"/>
      <text:p text:style-name="P31">Translated to velocity space newly picked up ions form a distribution that has the shape of a three dimensional torus, which is always perpendicular to the magnetic field.</text:p>
      <text:p text:style-name="P30"/>
      <text:p text:style-name="P22"><text:span text:style-name="T1">So the initital VDF is a </text:span><text:span text:style-name="T2">highly anisotropic </text:span><text:span text:style-name="T1">torus. </text:span><text:span text:style-name="T2">Now the question is: How develops the VDF further?</text:span></text:p>
      <text:p text:style-name="P1"/>
      <text:p text:style-name="P21"><text:span text:style-name="T13">- Slide4: </text:span><text:span text:style-name="T15">D</text:span><text:span text:style-name="T11">evelopment of the VDF</text:span></text:p>
      <text:p text:style-name="P26"/>
      <text:p text:style-name="P23"><text:span text:style-name="T9">One usual theory is</text:span><text:span text:style-name="T1"> that the VDF becomes fastly isotropic due to pitch-angle scattering. </text:span><text:span text:style-name="T3">This leads to a fully filled shell of the VDF sphere.</text:span></text:p>
      <text:p text:style-name="P24"><text:span text:style-name="T1">Acceleration and deceleration processes like e.g. adiabatic cooling </text:span><text:span text:style-name="T4">lead to a broadening </text:span><text:span text:style-name="T5">and shrinking </text:span><text:span text:style-name="T4">of the shell and eventually to a filled sphere in velocity space.</text:span></text:p>
      <text:p text:style-name="P27"/>
      <text:p text:style-name="P34"><text:span text:style-name="T5">But there are also measurements which s</text:span><text:span text:style-name="T6">how anisotropic features of</text:span><text:span text:style-name="T5"> PUI velocity distribution</text:span><text:span text:style-name="T6">s. E.g. here, a measurement from STEREO/Plastic by Drews shows the 2d phase space density of He+ PUIs. </text:span><text:span text:style-name="T9">In each box we see the </text:span><text:span text:style-name="T6">2d velocity space together with the orientation of the magnetic field, shown here by the black line. If we look at t</text:span><text:span text:style-name="T9">his </text:span><text:span text:style-name="T6">case </text:span><text:span text:style-name="T9">where</text:span><text:span text:style-name="T6"> the magnetic field is perpendicular to the aperture of the instrument we see a high phase space density within the aperture </text:span><text:span text:style-name="T7">and here in this case w</text:span><text:span text:style-name="T10">h</text:span><text:span text:style-name="T7">ere the magnetic field points along the aperture there is no increase in phase space density.</text:span></text:p>
      <text:p text:style-name="P40"><text:span text:style-name="T1">So it seems, also when looking into the other boxes, that an anisotropic feature within the distribution is changes depenent on the magnetiv field direction.</text:span></text:p>
      <text:p text:style-name="P3"/>
      <text:p text:style-name="P1"/>
      <text:p text:style-name="P5">- Slide5</text:p>
      <text:p text:style-name="P18"/>
      <text:p text:style-name="P7">So <text:span text:style-name="T28">now that we assume anisotropic features in the 3D velocity distribution there is a</text:span> fundamental problem with this <text:span text:style-name="T31">1D </text:span>presentation of PUI VDF I showed in the beginning. <text:span text:style-name="T31">Shown are only the absolute values of velocity</text:span> <text:span text:style-name="T31">and ambiguously</text:span> there are several 3D distributions that could lead to such a distribution when reduced to 1D. </text:p>
      <text:p text:style-name="P7"/>
      <text:p text:style-name="P7">... <text:span text:style-name="T28">and so the big question is: What is the true three dimensional velocity distribution that is behind this spectrum.</text:span></text:p>
      <text:p text:style-name="P7"><text:soft-page-break/></text:p>
      <text:p text:style-name="P19">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1">from SC to SW frame we need the </text:span>three dimension<text:span text:style-name="T29">al information</text:span>.</text:p>
      <text:p text:style-name="P7"/>
      <text:p text:style-name="P35"><text:span text:style-name="T17">In the following I will show you how I am trying to obtain 3D He+ </text:span><text:span text:style-name="T18">velocities</text:span><text:span text:style-name="T17"> from Ulysses SWICS </text:span><text:span text:style-name="T18">measurements</text:span><text:span text:style-name="T17">: </text:span></text:p>
      <text:p text:style-name="P2"/>
      <text:p text:style-name="P3">- Slide6: <text:span text:style-name="T20">Ulysses / SWICS</text:span></text:p>
      <text:p text:style-name="P41">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0">3D velocity</text:span></text:p>
      <text:p text:style-name="P3"/>
      <text:p text:style-name="P10">Now we want to resolve the directional information. SWICS opening angle is shown a<text:span text:style-name="T31">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3">a better </text:span>directional information of the ions we can use the three different detectors of SWICS which give us a rough direc<text:span text:style-name="T23">t</text:span>ional resolution <text:span text:style-name="T32">of incident partcles</text:span>. <text:span text:style-name="T23">In the v-space the red lines show the boundaries of the acceptance of these 3 separate detectors. </text:span></text:p>
      <text:p text:style-name="P8"/>
      <text:p text:style-name="P9"><text:span text:style-name="T23">The third dimension</text:span> <text:span text:style-name="T23">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collimator (with an arbitrary grid). The different brightness shows the acceptance of the three different detectors. The curved shape is a result of the <text:span text:style-name="T33">reconstruction</text:span> of SWICS collimator and here we see the acceptance for only one absolute velocity.</text:p>
      <text:p text:style-name="P11"/>
      <text:p text:style-name="P11">If we consider the rotation of the instrument we find such a<text:span text:style-name="T33">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34">and we fill our 3d velocity space step by step</text:span></text:p>
      <text:p text:style-name="P11"/>
      <text:p text:style-name="P12">So now if we feed the virtual detector with Ulysses' trajectory data, the rotational state etc. we can <text:span text:style-name="T24">assign each measured ion a constrained set of possible 3D velocity vectors. E.g.</text:span> <text:span text:style-name="T24">we could assign an ion all the possible velocity vectors in this bright pink area [zeigen].</text:span></text:p>
      <text:p text:style-name="P12"/>
      <text:p text:style-name="P13"><text:soft-page-break/>If we match possible 3d velocity vectors to all He+ ions we finally can obtain 3D velocity distributions. <text:s/></text:p>
      <text:p text:style-name="P11"/>
      <text:p text:style-name="P11"/>
      <text:p text:style-name="P3"/>
      <text:p text:style-name="P3">- Slide9</text:p>
      <text:p text:style-name="P3"/>
      <text:p text:style-name="P13">One preliminary example of this is shown here, where we again take a 2d cut through the 3d distribution as three dimensional histograms are diff<text:span text:style-name="T35">icult</text:span> to depict.</text:p>
      <text:p text:style-name="P14">We use an RTN-coordinate system and have a cut along the R-axis, which gives us the phase space density in the T-N-plane (as sketched on the left) </text:p>
      <text:p text:style-name="P13">Shown are He+ measurement<text:span text:style-name="T30">s</text:span> from 50 days in 1993, limited to a solar wind speed of 760 to 780 km/s.</text:p>
      <text:p text:style-name="P14">The phase space density is colour coded and in this example we can clearly see that we have a non-isotropic distribution <text:span text:style-name="T26">but neither do we see any outstanding structures.</text:span></text:p>
      <text:p text:style-name="P14"/>
      <text:p text:style-name="P3"/>
      <text:p text:style-name="P15">- Summary <text:span text:style-name="T27">&amp; Outlook</text:span>:<text:line-break/> To summarize my talk: I explained <text:span text:style-name="T25">why it is important to look at velocity distributions in 3D and in solar wind frame instead of 1D reduced distributions</text:span></text:p>
      <text:p text:style-name="P15"/>
      <text:p text:style-name="P16">and I showed how we obtained a 3d velocity resolution for He+ PUIs measured by Ulysses SWICS by creating a virtual detector. I have presented one possible application of this virtual detector in form of a cut through a 3D velocity spectrum.</text:p>
      <text:p text:style-name="P16"/>
      <text:p text:style-name="P17">One important next step would be to incorporate the magnetic field to check whether the distribution shows significant changes with different field dire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17:46.940066616</meta:creation-date>
    <meta:generator>LibreOffice/6.0.7.3$Linux_X86_64 LibreOffice_project/00m0$Build-3</meta:generator>
    <dc:date>2021-12-03T08:22:34.222608416</dc:date>
    <meta:editing-duration>PT4H14M49S</meta:editing-duration>
    <meta:editing-cycles>18</meta:editing-cycles>
    <meta:document-statistic meta:table-count="0" meta:image-count="0" meta:object-count="0" meta:page-count="3" meta:paragraph-count="44" meta:word-count="1265" meta:character-count="7334" meta:non-whitespace-character-count="6102"/>
  </office:meta>
</office:document-meta>
</file>